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T1" style:family="text">
      <style:text-properties officeooo:rsid="000d3a2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"><text:a xlink:type="simple" xlink:href="#__RefHeading___Toc380_3115866523" text:style-name="Index_20_Link" text:visited-style-name="Index_20_Link">CAPÍTULO 1<text:tab/>1</text:a></text:p>
          <text:p text:style-name="P1"><text:a xlink:type="simple" xlink:href="#__RefHeading___Toc382_3115866523" text:style-name="Index_20_Link" text:visited-style-name="Index_20_Link">CAPÍTULO 2<text:tab/>2</text:a></text:p>
          <text:p text:style-name="P1"><text:a xlink:type="simple" xlink:href="#__RefHeading___Toc384_3115866523" text:style-name="Index_20_Link" text:visited-style-name="Index_20_Link">CAPÍTULO 3<text:tab/>3</text:a></text:p>
        </text:index-body>
      </text:table-of-content>
      <text:p text:style-name="Standard"/>
      <text:h text:style-name="P2" text:outline-level="1"/>
      <text:h text:style-name="P3" text:outline-level="1"><text:bookmark-start text:name="__RefHeading___Toc380_3115866523"/>C<text:span text:style-name="T1">A</text:span>PÍTULO 1<text:bookmark-end text:name="__RefHeading___Toc380_3115866523"/></text:h>
      <text:p text:style-name="Standard"><text:tab/>Água (fórmula: H2O) é uma substância química cujas moléculas são formadas por dois átomos de hidrogênio e um de oxigênio. É abundante no Universo, inclusive na Terra, onde cobre grande parte de sua superfície e é o maior constituinte dos fluidos dos seres vivos. As temperaturas do planeta permitem a ocorrência da água em seus três estados físicos principais. A água líquida, que em pequenas quantidades parece incolor, mas manifesta sua coloração azulada em grandes volumes, constitui os oceanos, rios e lagos que cobrem quase três quartos da superfície do planeta. Nas regiões polares, concentram-se as massas de gelo e vapor constitui parte da atmosfera terrestre. Mais especificamente, a água líquida tem duas fases líquidas com grandes diferenças de estrutura e densidade.</text:p>
      <text:h text:style-name="P3" text:outline-level="1"><text:bookmark-start text:name="__RefHeading___Toc382_3115866523"/>CAPÍTULO 2<text:bookmark-end text:name="__RefHeading___Toc382_3115866523"/></text:h>
      <text:p text:style-name="Standard"><text:tab/>A água manifesta-se em seu estado líquido sob temperaturas entre 0 °C e 100 °C e pressão de uma atmosfera. As características físicas da água apresentam diversas anomalias quando comparadas com as propriedades típicas de outros líquidos. Alguns exemplos são o ponto de fusão, a densidade, a capacidade de calor e no total, existem mais de 70 propriedades da água que diferem da maioria dos líquidos. Uma propriedade notável é que a água pode existir como dois líquidos diferentes a baixas temperaturas onde a cristalização do gelo é lenta</text:p>
      <text:h text:style-name="P3" text:outline-level="1"><text:bookmark-start text:name="__RefHeading___Toc384_3115866523"/>CAPÍTULO 3<text:bookmark-end text:name="__RefHeading___Toc384_3115866523"/></text:h>
      <text:p text:style-name="Standard"><text:tab/>Os primeiros átomos de hidrogênio, elemento mais simples, formaram-se logo após o Big Bang, espalhando-se por todo o Universo primordial. Milhões de anos se passaram, quando nuvens deste elemento colapsaram gravitacionalmente. Conforme estes corpos agregavam massa, o núcleo se tornava cada vez mais quente e submetido a pressões cada vez maiores, até que os núcleos atômicos se fundissem liberando, assim, grande quantidade de energia e dando nascimento às primeiras estrelas. A fusão nuclear em estrelas cada vez maiores criou núcleos atômicos cada vez mais pesados, dentre eles o oxigênio. Assim, ao fim de sua existência, a estrela ejeta no espaço estes novos elementos criados.Desta forma, a água é comumente encontrada no meio interestelar, já que, no estágio atual de evolução do Universo, ambos os constituintes da água estão entre os elementos mais abundantes. Contudo, acredita-se que seu processo de formação seja auxiliado pela presença de grãos de poeira no meio, que facilitam a ligação entre os átomos de hidrogênio e oxigêni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2:04:03.208000000</meta:creation-date>
    <dc:date>2023-06-28T12:06:16.873000000</dc:date>
    <meta:editing-duration>PT2M13S</meta:editing-duration>
    <meta:editing-cycles>1</meta:editing-cycles>
    <meta:document-statistic meta:table-count="0" meta:image-count="0" meta:object-count="0" meta:page-count="4" meta:paragraph-count="10" meta:word-count="388" meta:character-count="2434" meta:non-whitespace-character-count="2053"/>
    <meta:generator>LibreOffice/7.4.4.2$Windows_X86_64 LibreOffice_project/85569322deea74ec9134968a29af2df5663baa21</meta:generator>
  </office:meta>
</office:document-meta>
</file>